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office:value-type="string" calcext:value-type="string">
            <text:p>PAGINATION DAY</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TBD</text:p>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2">00/00/0000</text:date>, <text:time style:data-style-name="N2" text:time-value="17:50:07.086091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8-22T17:51:22.564606800</dc:date>
    <meta:editing-duration>PT8H29M31S</meta:editing-duration>
    <meta:editing-cycles>52</meta:editing-cycles>
    <meta:generator>LibreOffice/25.2.5.2$Windows_X86_64 LibreOffice_project/03d19516eb2e1dd5d4ccd751a0d6f35f35e08022</meta:generator>
    <meta:document-statistic meta:table-count="1" meta:cell-count="1386" meta:object-count="0"/>
  </office:meta>
</office:document-meta>
</file>